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trong0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v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elapsed</text:p>
          </table:table-cell>
          <table:table-cell/>
          <table:table-cell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.22" calcext:value-type="float">
            <text:p>26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:26.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]*86400" office:value-type="float" office:value="26.22" calcext:value-type="float">
            <text:p>26.22</text:p>
          </table:table-cell>
          <table:table-cell office:value-type="string" calcext:value-type="string">
            <text:p>serial</text:p>
          </table:table-cell>
          <table:table-cell table:formula="of:=ROUND(([.B3]+[.B19]+[.B35])/3;2)" office:value-type="float" office:value="26.23" calcext:value-type="float">
            <text:p>26.23</text:p>
          </table:table-cell>
          <table:table-cell table:formula="of:=(MAX([.B3];[.B19];[.B35]) - MIN([.B3];[.B19];[.B35]) )/2" office:value-type="float" office:value="0.0150000000000006" calcext:value-type="float">
            <text:p>0.015000000000001</text:p>
          </table:table-cell>
          <table:table-cell table:formula="of:=ROUND(([.C3]+[.C19]+[.C35])/3;2)" office:value-type="float" office:value="0" calcext:value-type="float">
            <text:p>0</text:p>
          </table:table-cell>
          <table:table-cell table:formula="of:=(MAX([.C3];[.C19];[.C35]) - MIN([.C3];[.C19];[.C35]) )/2" office:value-type="float" office:value="0" calcext:value-type="float">
            <text:p>0</text:p>
          </table:table-cell>
          <table:table-cell table:style-name="ce2" table:formula="of:=ROUND(([.G3]+[.G19]+[.G35])/3;2)" office:value-type="float" office:value="26.23" calcext:value-type="float">
            <text:p>26.23</text:p>
          </table:table-cell>
          <table:table-cell table:style-name="ce2" table:formula="of:=ROUND((MAX([.G3];[.G19];[.G35]) -  MIN([.G3];[.G19];[.G35])  )/2;2)" office:value-type="float" office:value="0.02" calcext:value-type="float">
            <text:p>0.02</text:p>
          </table:table-cell>
          <table:table-cell table:formula="of:=ROUND(([.E3]+[.E19]+[.E35])/3;2)" office:value-type="float" office:value="99" calcext:value-type="float">
            <text:p>99</text:p>
          </table:table-cell>
          <table:table-cell table:formula="of:=(MAX([.E3];[.E19];[.E35]) - MIN([.E3];[.E19];[.E35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.37" calcext:value-type="float">
            <text:p>26.3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0:26.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4]*86400" office:value-type="float" office:value="26.56" calcext:value-type="float">
            <text:p>26.56</text:p>
          </table:table-cell>
          <table:table-cell office:value-type="float" office:value="1" calcext:value-type="float">
            <text:p>1</text:p>
          </table:table-cell>
          <table:table-cell table:formula="of:=ROUND(([.B4]+[.B20]+[.B36])/3;2)" office:value-type="float" office:value="26.38" calcext:value-type="float">
            <text:p>26.38</text:p>
          </table:table-cell>
          <table:table-cell table:formula="of:=(MAX([.B4];[.B20];[.B36]) - MIN([.B4];[.B20];[.B36]) )/2" office:value-type="float" office:value="0.00999999999999979" calcext:value-type="float">
            <text:p>0.01</text:p>
          </table:table-cell>
          <table:table-cell table:formula="of:=ROUND(([.C4]+[.C20]+[.C36])/3;2)" office:value-type="float" office:value="0.13" calcext:value-type="float">
            <text:p>0.13</text:p>
          </table:table-cell>
          <table:table-cell table:formula="of:=(MAX([.C4];[.C20];[.C36]) - MIN([.C4];[.C20];[.C36]) )/2" office:value-type="float" office:value="0.015" calcext:value-type="float">
            <text:p>0.015</text:p>
          </table:table-cell>
          <table:table-cell table:style-name="ce2" table:formula="of:=ROUND(([.G4]+[.G20]+[.G36])/3;2)" office:value-type="float" office:value="26.57" calcext:value-type="float">
            <text:p>26.57</text:p>
          </table:table-cell>
          <table:table-cell table:style-name="ce2" table:formula="of:=ROUND((MAX([.G4];[.G20];[.G36]) -  MIN([.G4];[.G20];[.G36])  )/2;2)" office:value-type="float" office:value="0.01" calcext:value-type="float">
            <text:p>0.01</text:p>
          </table:table-cell>
          <table:table-cell table:formula="of:=ROUND(([.E4]+[.E20]+[.E36])/3;2)" office:value-type="float" office:value="99" calcext:value-type="float">
            <text:p>99</text:p>
          </table:table-cell>
          <table:table-cell table:formula="of:=(MAX([.E4];[.E20];[.E36]) - MIN([.E4];[.E20];[.E36]) 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.54" calcext:value-type="float">
            <text:p>26.54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0:06.8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/></text:p>
          </table:table-cell>
          <table:table-cell table:formula="of:=[.D5]*86400" office:value-type="float" office:value="6.89" calcext:value-type="float">
            <text:p>6.89</text:p>
          </table:table-cell>
          <table:table-cell office:value-type="float" office:value="4" calcext:value-type="float">
            <text:p>4</text:p>
          </table:table-cell>
          <table:table-cell table:formula="of:=ROUND(([.B5]+[.B21]+[.B37])/3;2)" office:value-type="float" office:value="26.55" calcext:value-type="float">
            <text:p>26.55</text:p>
          </table:table-cell>
          <table:table-cell table:formula="of:=(MAX([.B5];[.B21];[.B37]) - MIN([.B5];[.B21];[.B37]) )/2" office:value-type="float" office:value="0.00999999999999979" calcext:value-type="float">
            <text:p>0.01</text:p>
          </table:table-cell>
          <table:table-cell table:formula="of:=ROUND(([.C5]+[.C21]+[.C37])/3;2)" office:value-type="float" office:value="0.56" calcext:value-type="float">
            <text:p>0.56</text:p>
          </table:table-cell>
          <table:table-cell table:formula="of:=(MAX([.C5];[.C21];[.C37]) - MIN([.C5];[.C21];[.C37]) )/2" office:value-type="float" office:value="0.00999999999999995" calcext:value-type="float">
            <text:p>0.01</text:p>
          </table:table-cell>
          <table:table-cell table:style-name="ce2" table:formula="of:=ROUND(([.G5]+[.G21]+[.G37])/3;2)" office:value-type="float" office:value="6.89" calcext:value-type="float">
            <text:p>6.89</text:p>
          </table:table-cell>
          <table:table-cell table:style-name="ce2" table:formula="of:=ROUND((MAX([.G5];[.G21];[.G37]) -  MIN([.G5];[.G21];[.G37])  )/2;2)" office:value-type="float" office:value="0.01" calcext:value-type="float">
            <text:p>0.01</text:p>
          </table:table-cell>
          <table:table-cell table:formula="of:=ROUND(([.E5]+[.E21]+[.E37])/3;2)" office:value-type="float" office:value="393.33" calcext:value-type="float">
            <text:p>393.33</text:p>
          </table:table-cell>
          <table:table-cell table:formula="of:=(MAX([.E5];[.E21];[.E37]) - MIN([.E5];[.E21];[.E37]) )/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.77" calcext:value-type="float">
            <text:p>26.77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<text:s/>0:03.65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<text:s/></text:p>
          </table:table-cell>
          <table:table-cell table:formula="of:=[.D6]*86400" office:value-type="float" office:value="3.65" calcext:value-type="float">
            <text:p>3.65</text:p>
          </table:table-cell>
          <table:table-cell office:value-type="float" office:value="8" calcext:value-type="float">
            <text:p>8</text:p>
          </table:table-cell>
          <table:table-cell table:formula="of:=ROUND(([.B6]+[.B22]+[.B38])/3;2)" office:value-type="float" office:value="26.84" calcext:value-type="float">
            <text:p>26.84</text:p>
          </table:table-cell>
          <table:table-cell table:formula="of:=(MAX([.B6];[.B22];[.B38]) - MIN([.B6];[.B22];[.B38]) )/2" office:value-type="float" office:value="0.0999999999999996" calcext:value-type="float">
            <text:p>0.1</text:p>
          </table:table-cell>
          <table:table-cell table:formula="of:=ROUND(([.C6]+[.C22]+[.C38])/3;2)" office:value-type="float" office:value="1.26" calcext:value-type="float">
            <text:p>1.26</text:p>
          </table:table-cell>
          <table:table-cell table:formula="of:=(MAX([.C6];[.C22];[.C38]) - MIN([.C6];[.C22];[.C38]) )/2" office:value-type="float" office:value="0.02" calcext:value-type="float">
            <text:p>0.02</text:p>
          </table:table-cell>
          <table:table-cell table:style-name="ce2" table:formula="of:=ROUND(([.G6]+[.G22]+[.G38])/3;2)" office:value-type="float" office:value="3.66" calcext:value-type="float">
            <text:p>3.66</text:p>
          </table:table-cell>
          <table:table-cell table:style-name="ce2" table:formula="of:=ROUND((MAX([.G6];[.G22];[.G38]) -  MIN([.G6];[.G22];[.G38])  )/2;2)" office:value-type="float" office:value="0.03" calcext:value-type="float">
            <text:p>0.03</text:p>
          </table:table-cell>
          <table:table-cell table:formula="of:=ROUND(([.E6]+[.E22]+[.E38])/3;2)" office:value-type="float" office:value="766.67" calcext:value-type="float">
            <text:p>766.67</text:p>
          </table:table-cell>
          <table:table-cell table:formula="of:=(MAX([.E6];[.E22];[.E38]) - MIN([.E6];[.E22];[.E38]) )/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7.28" calcext:value-type="float">
            <text:p>27.28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<text:s/>0:02.6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<text:s/></text:p>
          </table:table-cell>
          <table:table-cell table:formula="of:=[.D7]*86400" office:value-type="float" office:value="2.63" calcext:value-type="float">
            <text:p>2.63</text:p>
          </table:table-cell>
          <table:table-cell office:value-type="float" office:value="12" calcext:value-type="float">
            <text:p>12</text:p>
          </table:table-cell>
          <table:table-cell table:formula="of:=ROUND(([.B7]+[.B23]+[.B39])/3;2)" office:value-type="float" office:value="27.46" calcext:value-type="float">
            <text:p>27.46</text:p>
          </table:table-cell>
          <table:table-cell table:formula="of:=(MAX([.B7];[.B23];[.B39]) - MIN([.B7];[.B23];[.B39]) )/2" office:value-type="float" office:value="0.4" calcext:value-type="float">
            <text:p>0.4</text:p>
          </table:table-cell>
          <table:table-cell table:formula="of:=ROUND(([.C7]+[.C23]+[.C39])/3;2)" office:value-type="float" office:value="2.12" calcext:value-type="float">
            <text:p>2.12</text:p>
          </table:table-cell>
          <table:table-cell table:formula="of:=(MAX([.C7];[.C23];[.C39]) - MIN([.C7];[.C23];[.C39]) )/2" office:value-type="float" office:value="0.0349999999999999" calcext:value-type="float">
            <text:p>0.035</text:p>
          </table:table-cell>
          <table:table-cell table:style-name="ce2" table:formula="of:=ROUND(([.G7]+[.G23]+[.G39])/3;2)" office:value-type="float" office:value="2.64" calcext:value-type="float">
            <text:p>2.64</text:p>
          </table:table-cell>
          <table:table-cell table:style-name="ce2" table:formula="of:=ROUND((MAX([.G7];[.G23];[.G39]) -  MIN([.G7];[.G23];[.G39])  )/2;2)" office:value-type="float" office:value="0.05" calcext:value-type="float">
            <text:p>0.05</text:p>
          </table:table-cell>
          <table:table-cell table:formula="of:=ROUND(([.E7]+[.E23]+[.E39])/3;2)" office:value-type="float" office:value="1118" calcext:value-type="float">
            <text:p>1118</text:p>
          </table:table-cell>
          <table:table-cell table:formula="of:=(MAX([.E7];[.E23];[.E39]) - MIN([.E7];[.E23];[.E39]) )/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7.67" calcext:value-type="float">
            <text:p>27.67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<text:s/>0:02.12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<text:s/></text:p>
          </table:table-cell>
          <table:table-cell table:formula="of:=[.D8]*86400" office:value-type="float" office:value="2.12" calcext:value-type="float">
            <text:p>2.12</text:p>
          </table:table-cell>
          <table:table-cell office:value-type="float" office:value="16" calcext:value-type="float">
            <text:p>16</text:p>
          </table:table-cell>
          <table:table-cell table:formula="of:=ROUND(([.B8]+[.B24]+[.B40])/3;2)" office:value-type="float" office:value="27.98" calcext:value-type="float">
            <text:p>27.98</text:p>
          </table:table-cell>
          <table:table-cell table:formula="of:=(MAX([.B8];[.B24];[.B40]) - MIN([.B8];[.B24];[.B40]) )/2" office:value-type="float" office:value="0.34" calcext:value-type="float">
            <text:p>0.34</text:p>
          </table:table-cell>
          <table:table-cell table:formula="of:=ROUND(([.C8]+[.C24]+[.C40])/3;2)" office:value-type="float" office:value="3.21" calcext:value-type="float">
            <text:p>3.21</text:p>
          </table:table-cell>
          <table:table-cell table:formula="of:=(MAX([.C8];[.C24];[.C40]) - MIN([.C8];[.C24];[.C40]) )/2" office:value-type="float" office:value="0.01" calcext:value-type="float">
            <text:p>0.01</text:p>
          </table:table-cell>
          <table:table-cell table:style-name="ce2" table:formula="of:=ROUND(([.G8]+[.G24]+[.G40])/3;2)" office:value-type="float" office:value="2.19" calcext:value-type="float">
            <text:p>2.19</text:p>
          </table:table-cell>
          <table:table-cell table:style-name="ce2" table:formula="of:=ROUND((MAX([.G8];[.G24];[.G40]) -  MIN([.G8];[.G24];[.G40])  )/2;2)" office:value-type="float" office:value="0.1" calcext:value-type="float">
            <text:p>0.1</text:p>
          </table:table-cell>
          <table:table-cell table:formula="of:=ROUND(([.E8]+[.E24]+[.E40])/3;2)" office:value-type="float" office:value="1419" calcext:value-type="float">
            <text:p>1419</text:p>
          </table:table-cell>
          <table:table-cell table:formula="of:=(MAX([.E8];[.E24];[.E40]) - MIN([.E8];[.E24];[.E40]) )/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8.4" calcext:value-type="float">
            <text:p>28.4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<text:s/>0:01.87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<text:s/></text:p>
          </table:table-cell>
          <table:table-cell table:formula="of:=[.D9]*86400" office:value-type="float" office:value="1.87" calcext:value-type="float">
            <text:p>1.87</text:p>
          </table:table-cell>
          <table:table-cell office:value-type="float" office:value="20" calcext:value-type="float">
            <text:p>20</text:p>
          </table:table-cell>
          <table:table-cell table:formula="of:=ROUND(([.B9]+[.B25]+[.B41])/3;2)" office:value-type="float" office:value="28.4" calcext:value-type="float">
            <text:p>28.4</text:p>
          </table:table-cell>
          <table:table-cell table:formula="of:=(MAX([.B9];[.B25];[.B41]) - MIN([.B9];[.B25];[.B41]) )/2" office:value-type="float" office:value="0.0350000000000001" calcext:value-type="float">
            <text:p>0.035</text:p>
          </table:table-cell>
          <table:table-cell table:formula="of:=ROUND(([.C9]+[.C25]+[.C41])/3;2)" office:value-type="float" office:value="4.42" calcext:value-type="float">
            <text:p>4.42</text:p>
          </table:table-cell>
          <table:table-cell table:formula="of:=(MAX([.C9];[.C25];[.C41]) - MIN([.C9];[.C25];[.C41]) )/2" office:value-type="float" office:value="0.0600000000000001" calcext:value-type="float">
            <text:p>0.06</text:p>
          </table:table-cell>
          <table:table-cell table:style-name="ce2" table:formula="of:=ROUND(([.G9]+[.G25]+[.G41])/3;2)" office:value-type="float" office:value="1.87" calcext:value-type="float">
            <text:p>1.87</text:p>
          </table:table-cell>
          <table:table-cell table:style-name="ce2" table:formula="of:=ROUND((MAX([.G9];[.G25];[.G41]) -  MIN([.G9];[.G25];[.G41])  )/2;2)" office:value-type="float" office:value="0.01" calcext:value-type="float">
            <text:p>0.01</text:p>
          </table:table-cell>
          <table:table-cell table:formula="of:=ROUND(([.E9]+[.E25]+[.E41])/3;2)" office:value-type="float" office:value="1755.67" calcext:value-type="float">
            <text:p>1755.67</text:p>
          </table:table-cell>
          <table:table-cell table:formula="of:=(MAX([.E9];[.E25];[.E41]) - MIN([.E9];[.E25];[.E41]) )/2"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9.05" calcext:value-type="float">
            <text:p>29.05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<text:s/>0:01.7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<text:s/></text:p>
          </table:table-cell>
          <table:table-cell table:formula="of:=[.D10]*86400" office:value-type="float" office:value="1.71" calcext:value-type="float">
            <text:p>1.71</text:p>
          </table:table-cell>
          <table:table-cell office:value-type="float" office:value="24" calcext:value-type="float">
            <text:p>24</text:p>
          </table:table-cell>
          <table:table-cell table:formula="of:=ROUND(([.B10]+[.B26]+[.B42])/3;2)" office:value-type="float" office:value="29" calcext:value-type="float">
            <text:p>29</text:p>
          </table:table-cell>
          <table:table-cell table:formula="of:=(MAX([.B10];[.B26];[.B42]) - MIN([.B10];[.B26];[.B42]) )/2" office:value-type="float" office:value="0.0600000000000005" calcext:value-type="float">
            <text:p>0.060000000000001</text:p>
          </table:table-cell>
          <table:table-cell table:formula="of:=ROUND(([.C10]+[.C26]+[.C42])/3;2)" office:value-type="float" office:value="5.82" calcext:value-type="float">
            <text:p>5.82</text:p>
          </table:table-cell>
          <table:table-cell table:formula="of:=(MAX([.C10];[.C26];[.C42]) - MIN([.C10];[.C26];[.C42]) )/2" office:value-type="float" office:value="0.0100000000000002" calcext:value-type="float">
            <text:p>0.01</text:p>
          </table:table-cell>
          <table:table-cell table:style-name="ce2" table:formula="of:=ROUND(([.G10]+[.G26]+[.G42])/3;2)" office:value-type="float" office:value="1.71" calcext:value-type="float">
            <text:p>1.71</text:p>
          </table:table-cell>
          <table:table-cell table:style-name="ce2" table:formula="of:=ROUND((MAX([.G10];[.G26];[.G42]) -  MIN([.G10];[.G26];[.G42])  )/2;2)" office:value-type="float" office:value="0.01" calcext:value-type="float">
            <text:p>0.01</text:p>
          </table:table-cell>
          <table:table-cell table:formula="of:=ROUND(([.E10]+[.E26]+[.E42])/3;2)" office:value-type="float" office:value="2027.33" calcext:value-type="float">
            <text:p>2027.33</text:p>
          </table:table-cell>
          <table:table-cell table:formula="of:=(MAX([.E10];[.E26];[.E42]) - MIN([.E10];[.E26];[.E42]) )/2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32.23" calcext:value-type="float">
            <text:p>32.23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<text:s/>0:01.77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<text:s/></text:p>
          </table:table-cell>
          <table:table-cell table:formula="of:=[.D11]*86400" office:value-type="float" office:value="1.77" calcext:value-type="float">
            <text:p>1.77</text:p>
          </table:table-cell>
          <table:table-cell office:value-type="float" office:value="28" calcext:value-type="float">
            <text:p>28</text:p>
          </table:table-cell>
          <table:table-cell table:formula="of:=ROUND(([.B11]+[.B27]+[.B43])/3;2)" office:value-type="float" office:value="33.05" calcext:value-type="float">
            <text:p>33.05</text:p>
          </table:table-cell>
          <table:table-cell table:formula="of:=(MAX([.B11];[.B27];[.B43]) - MIN([.B11];[.B27];[.B43]) )/2" office:value-type="float" office:value="1.975" calcext:value-type="float">
            <text:p>1.975</text:p>
          </table:table-cell>
          <table:table-cell table:formula="of:=ROUND(([.C11]+[.C27]+[.C43])/3;2)" office:value-type="float" office:value="8.58" calcext:value-type="float">
            <text:p>8.58</text:p>
          </table:table-cell>
          <table:table-cell table:formula="of:=(MAX([.C11];[.C27];[.C43]) - MIN([.C11];[.C27];[.C43]) )/2" office:value-type="float" office:value="0.32" calcext:value-type="float">
            <text:p>0.32</text:p>
          </table:table-cell>
          <table:table-cell table:style-name="ce2" table:formula="of:=ROUND(([.G11]+[.G27]+[.G43])/3;2)" office:value-type="float" office:value="1.81" calcext:value-type="float">
            <text:p>1.81</text:p>
          </table:table-cell>
          <table:table-cell table:style-name="ce2" table:formula="of:=ROUND((MAX([.G11];[.G27];[.G43]) -  MIN([.G11];[.G27];[.G43])  )/2;2)" office:value-type="float" office:value="0.08" calcext:value-type="float">
            <text:p>0.08</text:p>
          </table:table-cell>
          <table:table-cell table:formula="of:=ROUND(([.E11]+[.E27]+[.E43])/3;2)" office:value-type="float" office:value="2291.67" calcext:value-type="float">
            <text:p>2291.67</text:p>
          </table:table-cell>
          <table:table-cell table:formula="of:=(MAX([.E11];[.E27];[.E43]) - MIN([.E11];[.E27];[.E43]) )/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5.73" calcext:value-type="float">
            <text:p>35.73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<text:s/>0:01.82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<text:s/></text:p>
          </table:table-cell>
          <table:table-cell table:formula="of:=[.D12]*86400" office:value-type="float" office:value="1.82" calcext:value-type="float">
            <text:p>1.82</text:p>
          </table:table-cell>
          <table:table-cell office:value-type="float" office:value="32" calcext:value-type="float">
            <text:p>32</text:p>
          </table:table-cell>
          <table:table-cell table:formula="of:=ROUND(([.B12]+[.B28]+[.B44])/3;2)" office:value-type="float" office:value="34.9" calcext:value-type="float">
            <text:p>34.9</text:p>
          </table:table-cell>
          <table:table-cell table:formula="of:=(MAX([.B12];[.B28];[.B44]) - MIN([.B12];[.B28];[.B44]) )/2" office:value-type="float" office:value="1.115" calcext:value-type="float">
            <text:p>1.115</text:p>
          </table:table-cell>
          <table:table-cell table:formula="of:=ROUND(([.C12]+[.C28]+[.C44])/3;2)" office:value-type="float" office:value="10.19" calcext:value-type="float">
            <text:p>10.19</text:p>
          </table:table-cell>
          <table:table-cell table:formula="of:=(MAX([.C12];[.C28];[.C44]) - MIN([.C12];[.C28];[.C44]) )/2" office:value-type="float" office:value="0.0700000000000003" calcext:value-type="float">
            <text:p>0.07</text:p>
          </table:table-cell>
          <table:table-cell table:style-name="ce2" table:formula="of:=ROUND(([.G12]+[.G28]+[.G44])/3;2)" office:value-type="float" office:value="1.77" calcext:value-type="float">
            <text:p>1.77</text:p>
          </table:table-cell>
          <table:table-cell table:style-name="ce2" table:formula="of:=ROUND((MAX([.G12];[.G28];[.G44]) -  MIN([.G12];[.G28];[.G44])  )/2;2)" office:value-type="float" office:value="0.05" calcext:value-type="float">
            <text:p>0.05</text:p>
          </table:table-cell>
          <table:table-cell table:formula="of:=ROUND(([.E12]+[.E28]+[.E44])/3;2)" office:value-type="float" office:value="2540.67" calcext:value-type="float">
            <text:p>2540.67</text:p>
          </table:table-cell>
          <table:table-cell table:formula="of:=(MAX([.E12];[.E28];[.E44]) - MIN([.E12];[.E28];[.E44]) )/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4.32" calcext:value-type="float">
            <text:p>34.32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<text:s/>0:01.7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<text:s/></text:p>
          </table:table-cell>
          <table:table-cell table:formula="of:=[.D13]*86400" office:value-type="float" office:value="1.73" calcext:value-type="float">
            <text:p>1.73</text:p>
          </table:table-cell>
          <table:table-cell office:value-type="float" office:value="36" calcext:value-type="float">
            <text:p>36</text:p>
          </table:table-cell>
          <table:table-cell table:formula="of:=ROUND(([.B13]+[.B29]+[.B45])/3;2)" office:value-type="float" office:value="34.22" calcext:value-type="float">
            <text:p>34.22</text:p>
          </table:table-cell>
          <table:table-cell table:formula="of:=(MAX([.B13];[.B29];[.B45]) - MIN([.B13];[.B29];[.B45]) )/2" office:value-type="float" office:value="0.34" calcext:value-type="float">
            <text:p>0.34</text:p>
          </table:table-cell>
          <table:table-cell table:formula="of:=ROUND(([.C13]+[.C29]+[.C45])/3;2)" office:value-type="float" office:value="12.55" calcext:value-type="float">
            <text:p>12.55</text:p>
          </table:table-cell>
          <table:table-cell table:formula="of:=(MAX([.C13];[.C29];[.C45]) - MIN([.C13];[.C29];[.C45]) )/2" office:value-type="float" office:value="0.435" calcext:value-type="float">
            <text:p>0.435</text:p>
          </table:table-cell>
          <table:table-cell table:style-name="ce2" table:formula="of:=ROUND(([.G13]+[.G29]+[.G45])/3;2)" office:value-type="float" office:value="1.72" calcext:value-type="float">
            <text:p>1.72</text:p>
          </table:table-cell>
          <table:table-cell table:style-name="ce2" table:formula="of:=ROUND((MAX([.G13];[.G29];[.G45]) -  MIN([.G13];[.G29];[.G45])  )/2;2)" office:value-type="float" office:value="0.02" calcext:value-type="float">
            <text:p>0.02</text:p>
          </table:table-cell>
          <table:table-cell table:formula="of:=ROUND(([.E13]+[.E29]+[.E45])/3;2)" office:value-type="float" office:value="2713" calcext:value-type="float">
            <text:p>2713</text:p>
          </table:table-cell>
          <table:table-cell table:formula="of:=(MAX([.E13];[.E29];[.E45]) - MIN([.E13];[.E29];[.E45]) )/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5.97" calcext:value-type="float">
            <text:p>35.97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>
            <text:p><text:s/>0:01.80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<text:s/></text:p>
          </table:table-cell>
          <table:table-cell table:formula="of:=[.D14]*86400"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formula="of:=ROUND(([.B14]+[.B30]+[.B46])/3;2)" office:value-type="float" office:value="36.83" calcext:value-type="float">
            <text:p>36.83</text:p>
          </table:table-cell>
          <table:table-cell table:formula="of:=(MAX([.B14];[.B30];[.B46]) - MIN([.B14];[.B30];[.B46]) )/2" office:value-type="float" office:value="1.115" calcext:value-type="float">
            <text:p>1.115</text:p>
          </table:table-cell>
          <table:table-cell table:formula="of:=ROUND(([.C14]+[.C30]+[.C46])/3;2)" office:value-type="float" office:value="16.37" calcext:value-type="float">
            <text:p>16.37</text:p>
          </table:table-cell>
          <table:table-cell table:formula="of:=(MAX([.C14];[.C30];[.C46]) - MIN([.C14];[.C30];[.C46]) )/2" office:value-type="float" office:value="0.295" calcext:value-type="float">
            <text:p>0.295</text:p>
          </table:table-cell>
          <table:table-cell table:style-name="ce2" table:formula="of:=ROUND(([.G14]+[.G30]+[.G46])/3;2)" office:value-type="float" office:value="1.86" calcext:value-type="float">
            <text:p>1.86</text:p>
          </table:table-cell>
          <table:table-cell table:style-name="ce2" table:formula="of:=ROUND((MAX([.G14];[.G30];[.G46]) -  MIN([.G14];[.G30];[.G46])  )/2;2)" office:value-type="float" office:value="0.08" calcext:value-type="float">
            <text:p>0.08</text:p>
          </table:table-cell>
          <table:table-cell table:formula="of:=ROUND(([.E14]+[.E30]+[.E46])/3;2)" office:value-type="float" office:value="2855" calcext:value-type="float">
            <text:p>2855</text:p>
          </table:table-cell>
          <table:table-cell table:formula="of:=(MAX([.E14];[.E30];[.E46]) - MIN([.E14];[.E30];[.E46]) )/2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9.45" calcext:value-type="float">
            <text:p>39.45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<text:s/>0:01.89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<text:s/></text:p>
          </table:table-cell>
          <table:table-cell table:formula="of:=[.D15]*86400" office:value-type="float" office:value="1.89" calcext:value-type="float">
            <text:p>1.89</text:p>
          </table:table-cell>
          <table:table-cell office:value-type="float" office:value="44" calcext:value-type="float">
            <text:p>44</text:p>
          </table:table-cell>
          <table:table-cell table:formula="of:=ROUND(([.B15]+[.B31]+[.B47])/3;2)" office:value-type="float" office:value="37.77" calcext:value-type="float">
            <text:p>37.77</text:p>
          </table:table-cell>
          <table:table-cell table:formula="of:=(MAX([.B15];[.B31];[.B47]) - MIN([.B15];[.B31];[.B47]) )/2" office:value-type="float" office:value="1.425" calcext:value-type="float">
            <text:p>1.425</text:p>
          </table:table-cell>
          <table:table-cell table:formula="of:=ROUND(([.C15]+[.C31]+[.C47])/3;2)" office:value-type="float" office:value="19.36" calcext:value-type="float">
            <text:p>19.36</text:p>
          </table:table-cell>
          <table:table-cell table:formula="of:=(MAX([.C15];[.C31];[.C47]) - MIN([.C15];[.C31];[.C47]) )/2" office:value-type="float" office:value="1.07" calcext:value-type="float">
            <text:p>1.07</text:p>
          </table:table-cell>
          <table:table-cell table:style-name="ce2" table:formula="of:=ROUND(([.G15]+[.G31]+[.G47])/3;2)" office:value-type="float" office:value="1.88" calcext:value-type="float">
            <text:p>1.88</text:p>
          </table:table-cell>
          <table:table-cell table:style-name="ce2" table:formula="of:=ROUND((MAX([.G15];[.G31];[.G47]) -  MIN([.G15];[.G31];[.G47])  )/2;2)" office:value-type="float" office:value="0.01" calcext:value-type="float">
            <text:p>0.01</text:p>
          </table:table-cell>
          <table:table-cell table:formula="of:=ROUND(([.E15]+[.E31]+[.E47])/3;2)" office:value-type="float" office:value="3023" calcext:value-type="float">
            <text:p>3023</text:p>
          </table:table-cell>
          <table:table-cell table:formula="of:=(MAX([.E15];[.E31];[.E47]) - MIN([.E15];[.E31];[.E47]) )/2"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43.34" calcext:value-type="float">
            <text:p>43.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:01.99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<text:s/></text:p>
          </table:table-cell>
          <table:table-cell table:formula="of:=[.D16]*86400" office:value-type="float" office:value="1.99" calcext:value-type="float">
            <text:p>1.99</text:p>
          </table:table-cell>
          <table:table-cell office:value-type="float" office:value="48" calcext:value-type="float">
            <text:p>48</text:p>
          </table:table-cell>
          <table:table-cell table:formula="of:=ROUND(([.B16]+[.B32]+[.B48])/3;2)" office:value-type="float" office:value="40.77" calcext:value-type="float">
            <text:p>40.77</text:p>
          </table:table-cell>
          <table:table-cell table:formula="of:=(MAX([.B16];[.B32];[.B48]) - MIN([.B16];[.B32];[.B48]) )/2" office:value-type="float" office:value="1.965" calcext:value-type="float">
            <text:p>1.965</text:p>
          </table:table-cell>
          <table:table-cell table:formula="of:=ROUND(([.C16]+[.C32]+[.C48])/3;2)" office:value-type="float" office:value="21.2" calcext:value-type="float">
            <text:p>21.2</text:p>
          </table:table-cell>
          <table:table-cell table:formula="of:=(MAX([.C16];[.C32];[.C48]) - MIN([.C16];[.C32];[.C48]) )/2" office:value-type="float" office:value="1.305" calcext:value-type="float">
            <text:p>1.305</text:p>
          </table:table-cell>
          <table:table-cell table:style-name="ce2" table:formula="of:=ROUND(([.G16]+[.G32]+[.G48])/3;2)" office:value-type="float" office:value="1.96" calcext:value-type="float">
            <text:p>1.96</text:p>
          </table:table-cell>
          <table:table-cell table:style-name="ce2" table:formula="of:=ROUND((MAX([.G16];[.G32];[.G48]) -  MIN([.G16];[.G32];[.G48])  )/2;2)" office:value-type="float" office:value="0.03" calcext:value-type="float">
            <text:p>0.03</text:p>
          </table:table-cell>
          <table:table-cell table:formula="of:=ROUND(([.E16]+[.E32]+[.E48])/3;2)" office:value-type="float" office:value="3160.33" calcext:value-type="float">
            <text:p>3160.33</text:p>
          </table:table-cell>
          <table:table-cell table:formula="of:=(MAX([.E16];[.E32];[.E48]) - MIN([.E16];[.E32];[.E48]) )/2" office:value-type="float" office:value="61.5" calcext:value-type="float">
            <text:p>61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.22" calcext:value-type="float">
            <text:p>26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:26.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19]*86400" office:value-type="float" office:value="26.22" calcext:value-type="float">
            <text:p>26.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.39" calcext:value-type="float">
            <text:p>26.3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0:26.5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20]*86400" office:value-type="float" office:value="26.58" calcext:value-type="float">
            <text:p>26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.54" calcext:value-type="float">
            <text:p>26.5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0:06.8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/></text:p>
          </table:table-cell>
          <table:table-cell table:formula="of:=[.D21]*86400" office:value-type="float" office:value="6.88" calcext:value-type="float">
            <text:p>6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.97" calcext:value-type="float">
            <text:p>26.97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<text:s/>0:03.6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<text:s/></text:p>
          </table:table-cell>
          <table:table-cell table:formula="of:=[.D22]*86400" office:value-type="float" office:value="3.69" calcext:value-type="float">
            <text:p>3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7.95" calcext:value-type="float">
            <text:p>27.95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<text:s/>0:02.69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<text:s/></text:p>
          </table:table-cell>
          <table:table-cell table:formula="of:=[.D23]*86400" office:value-type="float" office:value="2.69" calcext:value-type="float">
            <text:p>2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7.91" calcext:value-type="float">
            <text:p>27.91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<text:s/>0:02.14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<text:s/></text:p>
          </table:table-cell>
          <table:table-cell table:formula="of:=[.D24]*86400" office:value-type="float" office:value="2.14" calcext:value-type="float">
            <text:p>2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8.43" calcext:value-type="float">
            <text:p>28.43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<text:s/>0:01.87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</text:p>
          </table:table-cell>
          <table:table-cell table:formula="of:=[.D25]*86400" office:value-type="float" office:value="1.87" calcext:value-type="float">
            <text:p>1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9.02" calcext:value-type="float">
            <text:p>29.02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<text:s/>0:01.7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</text:p>
          </table:table-cell>
          <table:table-cell table:formula="of:=[.D26]*86400" office:value-type="float" office:value="1.72" calcext:value-type="float">
            <text:p>1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31.48" calcext:value-type="float">
            <text:p>31.48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<text:s/>0:01.76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<text:s/></text:p>
          </table:table-cell>
          <table:table-cell table:formula="of:=[.D27]*86400" office:value-type="float" office:value="1.76" calcext:value-type="float">
            <text:p>1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3.5" calcext:value-type="float">
            <text:p>33.5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<text:s/>0:01.72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<text:s/></text:p>
          </table:table-cell>
          <table:table-cell table:formula="of:=[.D28]*86400" office:value-type="float" office:value="1.72" calcext:value-type="float">
            <text:p>1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3.83" calcext:value-type="float">
            <text:p>33.83</text:p>
          </table:table-cell>
          <table:table-cell office:value-type="float" office:value="12.94" calcext:value-type="float">
            <text:p>12.94</text:p>
          </table:table-cell>
          <table:table-cell office:value-type="string" calcext:value-type="string">
            <text:p><text:s/>0:01.70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<text:s/></text:p>
          </table:table-cell>
          <table:table-cell table:formula="of:=[.D29]*86400" office:value-type="float" office:value="1.7" calcext:value-type="float">
            <text:p>1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8.2" calcext:value-type="float">
            <text:p>38.2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<text:s/>0:01.95</text:p>
          </table:table-cell>
          <table:table-cell office:value-type="float" office:value="2777" calcext:value-type="float">
            <text:p>2777</text:p>
          </table:table-cell>
          <table:table-cell office:value-type="string" calcext:value-type="string">
            <text:p><text:s/></text:p>
          </table:table-cell>
          <table:table-cell table:formula="of:=[.D30]*86400" office:value-type="float" office:value="1.95" calcext:value-type="float">
            <text:p>1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7.25" calcext:value-type="float">
            <text:p>37.25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<text:s/>0:01.87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<text:s/></text:p>
          </table:table-cell>
          <table:table-cell table:formula="of:=[.D31]*86400" office:value-type="float" office:value="1.87" calcext:value-type="float">
            <text:p>1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39.56" calcext:value-type="float">
            <text:p>39.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0:01.96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<text:s/></text:p>
          </table:table-cell>
          <table:table-cell table:formula="of:=[.D32]*86400" office:value-type="float" office:value="1.96" calcext:value-type="float">
            <text:p>1.9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26.25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:26.2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5]*86400" office:value-type="float" office:value="26.25" calcext:value-type="float">
            <text:p>26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</text:p>
          </table:table-cell>
          <table:table-cell office:value-type="float" office:value="26.38" calcext:value-type="float">
            <text:p>26.38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0:26.5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[.D36]*86400" office:value-type="float" office:value="26.57" calcext:value-type="float">
            <text:p>26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</text:p>
          </table:table-cell>
          <table:table-cell office:value-type="float" office:value="26.56" calcext:value-type="float">
            <text:p>26.56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0:06.8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/></text:p>
          </table:table-cell>
          <table:table-cell table:formula="of:=[.D37]*86400" office:value-type="float" office:value="6.89" calcext:value-type="float">
            <text:p>6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8</text:p>
          </table:table-cell>
          <table:table-cell office:value-type="float" office:value="26.77" calcext:value-type="float">
            <text:p>26.77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<text:s/>0:03.63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<text:s/></text:p>
          </table:table-cell>
          <table:table-cell table:formula="of:=[.D38]*86400" office:value-type="float" office:value="3.63" calcext:value-type="float">
            <text:p>3.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2</text:p>
          </table:table-cell>
          <table:table-cell office:value-type="float" office:value="27.15" calcext:value-type="float">
            <text:p>27.15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<text:s/>0:02.6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</text:p>
          </table:table-cell>
          <table:table-cell table:formula="of:=[.D39]*86400" office:value-type="float" office:value="2.6" calcext:value-type="float">
            <text:p>2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16</text:p>
          </table:table-cell>
          <table:table-cell office:value-type="float" office:value="28.35" calcext:value-type="float">
            <text:p>28.3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<text:s/>0:02.32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<text:s/></text:p>
          </table:table-cell>
          <table:table-cell table:formula="of:=[.D40]*86400" office:value-type="float" office:value="2.32" calcext:value-type="float">
            <text:p>2.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0</text:p>
          </table:table-cell>
          <table:table-cell office:value-type="float" office:value="28.36" calcext:value-type="float">
            <text:p>28.36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<text:s/>0:01.86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<text:s/></text:p>
          </table:table-cell>
          <table:table-cell table:formula="of:=[.D41]*86400" office:value-type="float" office:value="1.86" calcext:value-type="float">
            <text:p>1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4</text:p>
          </table:table-cell>
          <table:table-cell office:value-type="float" office:value="28.93" calcext:value-type="float">
            <text:p>28.93</text:p>
          </table:table-cell>
          <table:table-cell office:value-type="float" office:value="5.81" calcext:value-type="float">
            <text:p>5.81</text:p>
          </table:table-cell>
          <table:table-cell office:value-type="string" calcext:value-type="string">
            <text:p><text:s/>0:01.7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<text:s/></text:p>
          </table:table-cell>
          <table:table-cell table:formula="of:=[.D42]*86400" office:value-type="float" office:value="1.7" calcext:value-type="float">
            <text:p>1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28</text:p>
          </table:table-cell>
          <table:table-cell office:value-type="float" office:value="35.43" calcext:value-type="float">
            <text:p>35.43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<text:s/>0:01.91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<text:s/></text:p>
          </table:table-cell>
          <table:table-cell table:formula="of:=[.D43]*86400" office:value-type="float" office:value="1.91" calcext:value-type="float">
            <text:p>1.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2</text:p>
          </table:table-cell>
          <table:table-cell office:value-type="float" office:value="35.46" calcext:value-type="float">
            <text:p>35.46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<text:s/>0:01.77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<text:s/></text:p>
          </table:table-cell>
          <table:table-cell table:formula="of:=[.D44]*86400" office:value-type="float" office:value="1.77" calcext:value-type="float">
            <text:p>1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36</text:p>
          </table:table-cell>
          <table:table-cell office:value-type="float" office:value="34.51" calcext:value-type="float">
            <text:p>34.51</text:p>
          </table:table-cell>
          <table:table-cell office:value-type="float" office:value="12.07" calcext:value-type="float">
            <text:p>12.07</text:p>
          </table:table-cell>
          <table:table-cell office:value-type="string" calcext:value-type="string">
            <text:p><text:s/>0:01.73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<text:s/></text:p>
          </table:table-cell>
          <table:table-cell table:formula="of:=[.D45]*86400" office:value-type="float" office:value="1.73" calcext:value-type="float">
            <text:p>1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0</text:p>
          </table:table-cell>
          <table:table-cell office:value-type="float" office:value="36.32" calcext:value-type="float">
            <text:p>36.32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<text:s/>0:01.83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<text:s/></text:p>
          </table:table-cell>
          <table:table-cell table:formula="of:=[.D46]*86400" office:value-type="float" office:value="1.83" calcext:value-type="float">
            <text:p>1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4</text:p>
          </table:table-cell>
          <table:table-cell office:value-type="float" office:value="36.6" calcext:value-type="float">
            <text:p>36.6</text:p>
          </table:table-cell>
          <table:table-cell office:value-type="float" office:value="20.53" calcext:value-type="float">
            <text:p>20.53</text:p>
          </table:table-cell>
          <table:table-cell office:value-type="string" calcext:value-type="string">
            <text:p><text:s/>0:01.89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<text:s/></text:p>
          </table:table-cell>
          <table:table-cell table:formula="of:=[.D47]*86400" office:value-type="float" office:value="1.89" calcext:value-type="float">
            <text:p>1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llel48</text:p>
          </table:table-cell>
          <table:table-cell office:value-type="float" office:value="39.41" calcext:value-type="float">
            <text:p>39.41</text:p>
          </table:table-cell>
          <table:table-cell office:value-type="float" office:value="22.61" calcext:value-type="float">
            <text:p>22.61</text:p>
          </table:table-cell>
          <table:table-cell office:value-type="string" calcext:value-type="string">
            <text:p><text:s/>0:01.93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<text:s/></text:p>
          </table:table-cell>
          <table:table-cell table:formula="of:=[.D48]*86400" office:value-type="float" office:value="1.93" calcext:value-type="float">
            <text:p>1.9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9T22:39:32.489715048</dc:date>
    <meta:editing-duration>PT14S</meta:editing-duration>
    <meta:editing-cycles>1</meta:editing-cycles>
    <meta:document-statistic meta:table-count="1" meta:cell-count="428" meta:object-count="0"/>
    <meta:generator>LibreOffice/7.0.2.2$Linux_X86_64 LibreOffice_project/00$Build-2</meta:generator>
  </office:meta>
</office:document-meta>
</file>